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9d61e"/>
    </style:style>
    <style:style style:name="T36" style:family="text">
      <style:text-properties officeooo:rsid="004b3fb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0365792" text:id="ct50365792">
          <text:insertion>
            <office:change-info>
              <dc:creator>Sara Boch</dc:creator>
              <dc:date>2013-12-10T09:40:00</dc:date>
            </office:change-info>
          </text:insertion>
        </text:changed-region>
        <text:changed-region xml:id="ct50488304" text:id="ct50488304">
          <text:deletion>
            <office:change-info>
              <dc:creator>Sara Boch</dc:creator>
              <dc:date>2013-12-10T09:55:00</dc:date>
            </office:change-info>
            <text:p text:style-name="P1">Picture 2.</text:p>
          </text:deletion>
        </text:changed-region>
        <text:changed-region xml:id="ct49556240" text:id="ct49556240">
          <text:insertion>
            <office:change-info>
              <dc:creator>Sara Boch</dc:creator>
              <dc:date>2013-12-10T09:55:00</dc:date>
            </office:change-info>
          </text:insertion>
        </text:changed-region>
        <text:changed-region xml:id="ct50502640" text:id="ct50502640">
          <text:insertion>
            <office:change-info>
              <dc:creator>Sara Boch</dc:creator>
              <dc:date>2013-12-10T09:59:00</dc:date>
            </office:change-info>
          </text:insertion>
        </text:changed-region>
        <text:changed-region xml:id="ct50507296" text:id="ct50507296">
          <text:insertion>
            <office:change-info>
              <dc:creator>Sara Boch</dc:creator>
              <dc:date>2013-12-10T10:00:00</dc:date>
            </office:change-info>
          </text:insertion>
        </text:changed-region>
        <text:changed-region xml:id="ct50507584" text:id="ct50507584">
          <text:deletion>
            <office:change-info>
              <dc:creator>Sara Boch</dc:creator>
              <dc:date>2013-12-10T10:00:00</dc:date>
            </office:change-info>
            <text:p text:style-name="P2">customise</text:p>
          </text:deletion>
        </text:changed-region>
        <text:changed-region xml:id="ct50517648" text:id="ct50517648">
          <text:insertion>
            <office:change-info>
              <dc:creator>Sara Boch</dc:creator>
              <dc:date>2013-12-10T10:06:00</dc:date>
            </office:change-info>
          </text:insertion>
        </text:changed-region>
        <text:changed-region xml:id="ct50525168" text:id="ct50525168">
          <text:insertion>
            <office:change-info>
              <dc:creator>Sara Boch</dc:creator>
              <dc:date>2013-12-10T10:04:00</dc:date>
            </office:change-info>
          </text:insertion>
        </text:changed-region>
        <text:changed-region xml:id="ct50526256" text:id="ct50526256">
          <text:insertion>
            <office:change-info>
              <dc:creator>Sara Boch</dc:creator>
              <dc:date>2013-12-10T10:19:00</dc:date>
            </office:change-info>
          </text:insertion>
        </text:changed-region>
        <text:changed-region xml:id="ct50528192" text:id="ct50528192">
          <text:insertion>
            <office:change-info>
              <dc:creator>Sara Boch</dc:creator>
              <dc:date>2013-12-10T10:21:00</dc:date>
            </office:change-info>
          </text:insertion>
        </text:changed-region>
        <text:changed-region xml:id="ct50526720" text:id="ct50526720">
          <text:deletion>
            <office:change-info>
              <dc:creator>Sara Boch</dc:creator>
              <dc:date>2013-12-10T10:22:00</dc:date>
            </office:change-info>
            <text:p text:style-name="P3">s</text:p>
          </text:deletion>
        </text:changed-region>
        <text:changed-region xml:id="ct50531008" text:id="ct50531008">
          <text:insertion>
            <office:change-info>
              <dc:creator>Sara Boch</dc:creator>
              <dc:date>2013-12-10T10:41:00</dc:date>
            </office:change-info>
          </text:insertion>
        </text:changed-region>
        <text:changed-region xml:id="ct50531456" text:id="ct50531456">
          <text:deletion>
            <office:change-info>
              <dc:creator>Sara Boch</dc:creator>
              <dc:date>2013-12-10T10:41:00</dc:date>
            </office:change-info>
            <text:p text:style-name="P4">ali</text:p>
          </text:deletion>
        </text:changed-region>
        <text:changed-region xml:id="ct50531216" text:id="ct50531216">
          <text:deletion>
            <office:change-info>
              <dc:creator>Sara Boch</dc:creator>
              <dc:date>2013-12-10T10:23:00</dc:date>
            </office:change-info>
            <text:p text:style-name="P5">s</text:p>
          </text:deletion>
        </text:changed-region>
        <text:changed-region xml:id="ct50536064" text:id="ct50536064">
          <text:insertion>
            <office:change-info>
              <dc:creator>Sara Boch</dc:creator>
              <dc:date>2013-12-10T10:23:00</dc:date>
            </office:change-info>
          </text:insertion>
        </text:changed-region>
        <text:changed-region xml:id="ct50532496" text:id="ct50532496">
          <text:insertion>
            <office:change-info>
              <dc:creator>Sara Boch</dc:creator>
              <dc:date>2013-12-10T10:41:00</dc:date>
            </office:change-info>
          </text:insertion>
        </text:changed-region>
        <text:changed-region xml:id="ct50535360" text:id="ct50535360">
          <text:deletion>
            <office:change-info>
              <dc:creator>Sara Boch</dc:creator>
              <dc:date>2013-12-10T10:41:00</dc:date>
            </office:change-info>
            <text:p text:style-name="P4">ali</text:p>
          </text:deletion>
        </text:changed-region>
        <text:changed-region xml:id="ct50532704" text:id="ct50532704">
          <text:deletion>
            <office:change-info>
              <dc:creator>Sara Boch</dc:creator>
              <dc:date>2013-12-10T10:24:00</dc:date>
            </office:change-info>
            <text:p text:style-name="P5">s</text:p>
          </text:deletion>
        </text:changed-region>
        <text:changed-region xml:id="ct50542384" text:id="ct50542384">
          <text:deletion>
            <office:change-info>
              <dc:creator>Sara Boch</dc:creator>
              <dc:date>2013-12-10T10:35:00</dc:date>
            </office:change-info>
            <text:p text:style-name="P6">1</text:p>
          </text:deletion>
        </text:changed-region>
        <text:changed-region xml:id="ct50604160" text:id="ct50604160">
          <text:format-change>
            <office:change-info>
              <dc:creator>Sara Boch</dc:creator>
              <dc:date>2013-12-10T10:51:00</dc:date>
            </office:change-info>
          </text:format-change>
        </text:changed-region>
        <text:changed-region xml:id="ct50605232" text:id="ct50605232">
          <text:format-change>
            <office:change-info>
              <dc:creator>Sara Boch</dc:creator>
              <dc:date>2013-12-10T10:51:00</dc:date>
            </office:change-info>
          </text:format-change>
        </text:changed-region>
        <text:changed-region xml:id="ct50603824" text:id="ct5060382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6">4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0365792"/><text:span text:style-name="T21">m</text:span><text:change-end text:change-id="ct50365792"/>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50488304"/><text:change-start text:change-id="ct49556240"/><text:soft-page-break/>Picture 2.<text:change-end text:change-id="ct49556240"/></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0502640"/> <text:change-end text:change-id="ct50502640"/>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0507296"/><text:span text:style-name="T1">customize</text:span><text:change-end text:change-id="ct50507296"/><text:change text:change-id="ct50507584"/>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0517648"/><text:span text:style-name="T1">s</text:span><text:change-end text:change-id="ct50517648"/> need to be done at once. To configure this aspect you can click <text:span text:style-name="T2">Configure</text:span> button below the label <text:span text:style-name="T2">Simulation </text:span><text:soft-page-break/><text:span text:style-name="T2">Steps</text:span>. You will then get<text:change-start text:change-id="ct50525168"/> <text:change-end text:change-id="ct50525168"/><text:change-start text:change-id="ct50526256"/><text:span text:style-name="T22">the</text:span><text:change-end text:change-id="ct50526256"/>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0528192"/><text:span text:style-name="T22">s</text:span><text:change-end text:change-id="ct50528192"/> in the right column. The first configuration option<text:change text:change-id="ct50526720"/> is for <text:span text:style-name="T2">Energy Minim</text:span><text:change-start text:change-id="ct50531008"/><text:span text:style-name="T3">iz</text:span><text:change-end text:change-id="ct50531008"/><text:change text:change-id="ct50531456"/><text:change text:change-id="ct50531216"/><text:span text:style-name="T2">ation</text:span>. This step is performed after adding molecule to water box. Some atoms in that system may collide. The purpose is to move water atoms a bit, so dynamics simulation will not start in <text:change-start text:change-id="ct50536064"/><text:span text:style-name="T23">a </text:span><text:change-end text:change-id="ct50536064"/>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0532496"/><text:span text:style-name="T3">iz</text:span><text:change-end text:change-id="ct50532496"/><text:change text:change-id="ct50535360"/><text:change text:change-id="ct50532704"/><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37630F42.png" xlink:type="simple" xlink:show="embed" xlink:actuate="onLoad"/></draw:frame>Picture 16.</text:p>
      <text:p text:style-name="P39"/>
      <text:p text:style-name="P39">5. Changelog</text:p>
      <text:p text:style-name="P6"/>
      <text:p text:style-name="P6">What's new in <text:change text:change-id="ct50542384"/><text:span text:style-name="T13">2</text:span>.0:</text:p>
      <text:list xml:id="list3409833147240980090"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1570254805678755139"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0604160"/><text:span text:style-name="T20">btchtm</text:span>@ug.<text:change-end text:change-id="ct50604160"/><text:span text:style-name="T24">edu</text:span><text:change-start text:change-id="ct50605232"/>.pl<text:change-end text:change-id="ct50605232"/>)<text:change-start text:change-id="ct50603824"/></text:p>
      <text:p text:style-name="P8">- Sara Boch Kminikowska<text:change-end text:change-id="ct506038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2c39ebcf046445232b798108aa8a7e7d89552ea8</meta:generator>
    <dc:title/>
    <meta:initial-creator/>
    <dc:creator>Tomasz Makarewicz</dc:creator>
    <meta:editing-cycles>48</meta:editing-cycles>
    <dc:date>2015-08-25T13:10:33.475577880</dc:date>
    <meta:editing-duration>PT3H53M53S</meta:editing-duration>
    <meta:document-statistic meta:table-count="0" meta:image-count="16" meta:object-count="0" meta:page-count="18" meta:paragraph-count="106" meta:word-count="1751" meta:character-count="10771" meta:non-whitespace-character-count="9106"/>
  </office:meta>
</office:document-meta>
</file>